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8pt" style:font-size-asian="8pt" style:font-size-complex="8pt"/>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size="11pt" fo:font-weight="normal" style:font-size-asian="11pt" style:font-weight-asian="normal" style:font-size-complex="11pt" style:font-weight-complex="normal"/>
    </style:style>
    <style:style style:name="P5" style:family="paragraph" style:parent-style-name="Standard" style:list-style-name="L2">
      <style:text-properties fo:font-size="11pt" fo:font-weight="bold" style:font-size-asian="11pt" style:font-weight-asian="bold" style:font-size-complex="11pt" style:font-weight-complex="bold"/>
    </style:style>
    <style:style style:name="P6" style:family="paragraph" style:parent-style-name="Standard" style:list-style-name="L1">
      <style:text-properties fo:font-size="11pt" fo:font-weight="bold" style:font-size-asian="11pt" style:font-weight-asian="bold" style:font-size-complex="11pt" style:font-weight-complex="bold"/>
    </style:style>
    <style:style style:name="P7" style:family="paragraph" style:parent-style-name="Standard" style:list-style-name="L3">
      <style:text-properties fo:font-size="11pt" fo:font-weight="bold" style:font-size-asian="11pt" style:font-weight-asian="bold" style:font-size-complex="11pt" style:font-weight-complex="bold"/>
    </style:style>
    <style:style style:name="P8" style:family="paragraph" style:parent-style-name="Standard" style:list-style-name="L5">
      <style:text-properties fo:font-size="11pt" fo:font-weight="bold" style:font-size-asian="11pt" style:font-weight-asian="bold" style:font-size-complex="11pt" style:font-weight-complex="bold"/>
    </style:style>
    <style:style style:name="P9" style:family="paragraph" style:parent-style-name="Standard" style:list-style-name="L4">
      <style:text-properties fo:font-size="11pt" fo:font-weight="bold" style:font-size-asian="11pt" style:font-weight-asian="bold" style:font-size-complex="11pt" style:font-weight-complex="bold"/>
    </style:style>
    <style:style style:name="P10" style:family="paragraph" style:parent-style-name="Standard" style:list-style-name="L7">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11" style:family="paragraph" style:parent-style-name="Standard" style:list-style-name="L6">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12" style:family="paragraph" style:parent-style-name="Standard" style:list-style-name="L9">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13" style:family="paragraph" style:parent-style-name="Standard" style:list-style-name="L8">
      <style:text-properties fo:font-style="italic" style:text-underline-style="none" style:font-style-asian="italic" style:font-style-complex="italic"/>
    </style:style>
    <style:style style:name="P14" style:family="paragraph" style:parent-style-name="Standard">
      <style:paragraph-properties fo:margin-top="0in" fo:margin-bottom="0in" fo:line-height="100%"/>
    </style:style>
    <style:style style:name="P15" style:family="paragraph" style:parent-style-name="Standard">
      <style:paragraph-properties fo:margin-top="0in" fo:margin-bottom="0in" fo:line-height="100%"/>
      <style:text-properties style:font-name="Consolas" fo:font-size="8pt" fo:language="en" fo:country="US" style:font-size-asian="8pt" style:font-name-complex="Consolas1" style:font-size-complex="8pt"/>
    </style:style>
    <style:style style:name="P16" style:family="paragraph" style:parent-style-name="Standard" style:master-page-name="Standard">
      <style:paragraph-properties fo:text-align="center" style:justify-single-word="false" style:page-number="auto"/>
      <style:text-properties fo:font-size="18pt" style:text-underline-style="none" fo:font-weight="bold" style:font-size-asian="18pt" style:font-weight-asian="bold" style:font-size-complex="18pt" style:font-weight-complex="bold"/>
    </style:style>
    <style:style style:name="T1" style:family="text">
      <style:text-properties fo:color="#000000" style:font-name="Consolas" fo:font-size="8pt" style:font-size-asian="8pt" style:font-name-complex="Consolas1" style:font-size-complex="8pt"/>
    </style:style>
    <style:style style:name="T2" style:family="text">
      <style:text-properties fo:color="#000000" style:font-name="Consolas" fo:font-size="8pt" fo:language="en" fo:country="US" style:font-size-asian="8pt" style:font-name-complex="Consolas1" style:font-size-complex="8pt"/>
    </style:style>
    <style:style style:name="T3" style:family="text">
      <style:text-properties style:font-name="Consolas" fo:font-size="8pt" style:font-size-asian="8pt" style:font-name-complex="Consolas1" style:font-size-complex="8pt"/>
    </style:style>
    <style:style style:name="T4" style:family="text">
      <style:text-properties style:font-name="Consolas" fo:font-size="8pt" fo:language="en" fo:country="US" style:font-size-asian="8pt" style:font-name-complex="Consolas1" style:font-size-complex="8pt"/>
    </style:style>
    <style:style style:name="T5" style:family="text">
      <style:text-properties fo:font-size="8pt" style:font-size-asian="8pt" style:font-size-complex="8pt"/>
    </style:style>
    <style:style style:name="T6" style:family="text">
      <style:text-properties fo:color="#2a00ff" style:font-name="Consolas" fo:font-size="8pt" style:font-size-asian="8pt" style:font-name-complex="Consolas1" style:font-size-complex="8pt"/>
    </style:style>
    <style:style style:name="T7" style:family="text">
      <style:text-properties fo:color="#2a00ff" style:font-name="Consolas" fo:font-size="8pt" fo:language="en" fo:country="US" style:font-size-asian="8pt" style:font-name-complex="Consolas1" style:font-size-complex="8pt"/>
    </style:style>
    <style:style style:name="T8" style:family="text">
      <style:text-properties fo:color="#7f0055" style:font-name="Consolas" fo:font-size="8pt" fo:language="en" fo:country="US" fo:font-weight="bold" style:font-size-asian="8pt" style:font-weight-asian="bold" style:font-name-complex="Consolas1" style:font-size-complex="8pt" style:font-weight-complex="bold"/>
    </style:style>
    <style:style style:name="T9" style:family="text">
      <style:text-properties fo:color="#3f7f5f" style:font-name="Consolas" fo:font-size="8pt" style:font-size-asian="8pt" style:font-name-complex="Consolas1" style:font-size-complex="8pt"/>
    </style:style>
    <style:style style:name="T10" style:family="text">
      <style:text-properties fo:color="#3f7f5f" style:font-name="Consolas" fo:font-size="8pt" fo:language="en" fo:country="US" style:font-size-asian="8pt" style:font-name-complex="Consolas1" style:font-size-complex="8pt"/>
    </style:style>
    <style:style style:name="T11" style:family="text">
      <style:text-properties fo:color="#3f7f5f" style:font-name="Consolas" fo:font-size="8pt" fo:language="en" fo:country="US" style:text-underline-style="solid" style:text-underline-width="auto" style:text-underline-color="font-color" style:font-size-asian="8pt" style:font-name-complex="Consolas1" style:font-size-complex="8pt"/>
    </style:style>
    <style:style style:name="T12" style:family="text">
      <style:text-properties fo:color="#3f7f5f" style:font-name="Consolas" fo:font-size="8pt" style:text-underline-style="solid" style:text-underline-width="auto" style:text-underline-color="font-color" style:font-size-asian="8pt" style:font-name-complex="Consolas1" style:font-size-complex="8pt"/>
    </style:style>
    <style:style style:name="T13" style:family="text">
      <style:text-properties fo:font-size="10pt" style:font-size-asian="10pt" style:font-size-complex="10pt"/>
    </style:style>
    <style:style style:name="T14" style:family="text">
      <style:text-properties fo:font-size="11pt" fo:font-weight="normal" style:font-size-asian="11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409in" fo:text-indent="-0.25in" fo:margin-left="0.6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909in" fo:text-indent="-0.25in" fo:margin-left="0.8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409in" fo:text-indent="-0.25in" fo:margin-left="1.1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909in" fo:text-indent="-0.25in" fo:margin-left="1.3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409in" fo:text-indent="-0.25in" fo:margin-left="1.6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909in" fo:text-indent="-0.25in" fo:margin-left="1.8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409in" fo:text-indent="-0.25in" fo:margin-left="2.1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909in" fo:text-indent="-0.25in" fo:margin-left="2.3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409in" fo:text-indent="-0.25in" fo:margin-left="2.6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909in" fo:text-indent="-0.25in" fo:margin-left="2.8909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409in" fo:text-indent="-0.25in" fo:margin-left="0.6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909in" fo:text-indent="-0.25in" fo:margin-left="0.8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409in" fo:text-indent="-0.25in" fo:margin-left="1.1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909in" fo:text-indent="-0.25in" fo:margin-left="1.3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409in" fo:text-indent="-0.25in" fo:margin-left="1.6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909in" fo:text-indent="-0.25in" fo:margin-left="1.8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409in" fo:text-indent="-0.25in" fo:margin-left="2.1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909in" fo:text-indent="-0.25in" fo:margin-left="2.3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409in" fo:text-indent="-0.25in" fo:margin-left="2.6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909in" fo:text-indent="-0.25in" fo:margin-left="2.8909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409in" fo:text-indent="-0.25in" fo:margin-left="0.6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909in" fo:text-indent="-0.25in" fo:margin-left="0.8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409in" fo:text-indent="-0.25in" fo:margin-left="1.1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909in" fo:text-indent="-0.25in" fo:margin-left="1.3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409in" fo:text-indent="-0.25in" fo:margin-left="1.6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909in" fo:text-indent="-0.25in" fo:margin-left="1.8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409in" fo:text-indent="-0.25in" fo:margin-left="2.1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909in" fo:text-indent="-0.25in" fo:margin-left="2.3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409in" fo:text-indent="-0.25in" fo:margin-left="2.6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909in" fo:text-indent="-0.25in" fo:margin-left="2.8909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409in" fo:text-indent="-0.25in" fo:margin-left="0.6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909in" fo:text-indent="-0.25in" fo:margin-left="0.8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409in" fo:text-indent="-0.25in" fo:margin-left="1.1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909in" fo:text-indent="-0.25in" fo:margin-left="1.3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409in" fo:text-indent="-0.25in" fo:margin-left="1.6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909in" fo:text-indent="-0.25in" fo:margin-left="1.8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409in" fo:text-indent="-0.25in" fo:margin-left="2.1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909in" fo:text-indent="-0.25in" fo:margin-left="2.3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409in" fo:text-indent="-0.25in" fo:margin-left="2.6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909in" fo:text-indent="-0.25in" fo:margin-left="2.8909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Instrucciones de Uso e Informacion Procesamiento fichadas SUBE </text:p>
      <text:p text:style-name="P4"/>
      <text:p text:style-name="P3">Datos de Prueba :</text:p>
      <text:p text:style-name="P4">Generamos una bateria de datos de prueba para que puedan evaluar las funcionalidades. Para generarla deberan tener el Schema de la DB armado y vacio, y luego ejecutar la clase "BateriaDatosPrueba" (Que llama a los tests de generacion de maestros individuales). Los mismos funcionan tanto como testing de persistencia, como generador de datos maestros para testear otras funcionalidades.</text:p>
      <text:p text:style-name="P4">Los datos de prueba que genera la bateria son :</text:p>
      <text:list xml:id="list4148938621762700880" text:style-name="L1">
        <text:list-item>
          <text:p text:style-name="P6">Una (1) Linea de colectivo (74) con : </text:p>
        </text:list-item>
      </text:list>
      <text:list xml:id="list3913966649806977373" text:style-name="L7">
        <text:list-item>
          <text:p text:style-name="P10">Nueve (9) internos, cada uno con su correspondiente lectora.</text:p>
        </text:list-item>
        <text:list-item>
          <text:p text:style-name="P10">Tres (3) tramos con los precios al dia.</text:p>
        </text:list-item>
      </text:list>
      <text:list xml:id="list6540107414548740023" text:style-name="L2">
        <text:list-item>
          <text:p text:style-name="P5">Una (1) Linea de Subte (C) con :</text:p>
        </text:list-item>
      </text:list>
      <text:list xml:id="list5971445552870305818" text:style-name="L8">
        <text:list-item>
          <text:p text:style-name="P13"><text:span text:style-name="T14">Nueve (9) Estaciones (Las correspondientes a dicha Linea) con Tres (3) Lectoras en cada una</text:span></text:p>
        </text:list-item>
      </text:list>
      <text:list xml:id="list5939353191264609671" text:style-name="L3">
        <text:list-item>
          <text:p text:style-name="P7">Una (1) Linea de Tren (Roca) con :</text:p>
        </text:list-item>
      </text:list>
      <text:list xml:id="list4350368428243971669" text:style-name="L6">
        <text:list-item>
          <text:p text:style-name="P11">Catorce (14) Estaciones (Las correspondientes a dicha Linea) con Dos (2) Lectoras cada una (Una (1) de Entrada y Una (1) de salida)</text:p>
        </text:list-item>
        <text:list-item>
          <text:p text:style-name="P11">Tres (3) Secciones con precios al dia del Roca</text:p>
        </text:list-item>
        <text:list-item>
          <text:p text:style-name="P11">Ciento noventa y seis (196) Viajes (Todas las combinaciones posibles de viajes entre las estaciones) con una Seccion elegida aleatoriamente para testing.</text:p>
        </text:list-item>
      </text:list>
      <text:list xml:id="list6369399080596739880" text:style-name="L5">
        <text:list-item>
          <text:p text:style-name="P8">Cuatro (4) Lectoras Externas, usadas para realizar cargas de Saldo.</text:p>
        </text:list-item>
      </text:list>
      <text:list xml:id="list8597695568369023108" text:style-name="L4">
        <text:list-item>
          <text:p text:style-name="P9">Cinco (5) Personas con :</text:p>
        </text:list-item>
      </text:list>
      <text:list xml:id="list7804187038749963385" text:style-name="L9">
        <text:list-item>
          <text:p text:style-name="P12">Dos (2) Tarjetas asociadas, una activa y una inactiva</text:p>
        </text:list-item>
        <text:list-item>
          <text:p text:style-name="P12">Descuento Tarifa Social y Boleto Estudiantil aleatorizados : Al generarse en cada persona, cada descuento tiene un 50% de chance de existir, por lo que pueden haber personas con ningun descuento (0), uno (1) de ellos o ambos (2).</text:p>
          <text:p text:style-name="P12"/>
        </text:list-item>
      </text:list>
      <text:p text:style-name="P2"/>
      <text:p text:style-name="P2"/>
      <text:p text:style-name="P3"><text:soft-page-break/>Validaciones: </text:p>
      <text:p text:style-name="Standard">-Una vez que el input de NUMERO DE TARJETA pierde el focus se envía su valor al controlador por AJAX y se verifica que dicha tarjeta exista. <text:s/>En caso negativo, se informa al usuario a traves de un modal. <text:s/>El modal se encuentra en el archivo /WebContent/views/footer.jsp el cual es incluido en el “index.jsp”</text:p>
      <text:p text:style-name="Standard">-El campo para ingresar la fecha posee un DATEPICKER que no permite seleccionar una fecha posterior a la actual. </text:p>
      <text:p text:style-name="Standard">- Campos faltantes: Si el Numero de Interno, Línea, Estación, Lectora, Fecha u Hora faltan, la vista hace una validación local e informa el error al usuario a través de un Modal.</text:p>
      <text:p text:style-name="Standard">-El input MONTO hace una validación mediante AJAX para que no supere el monto máximo de carga ($600 al día de hoy). Se hace de esta manera para que la constante que indica este monto se mantenga del lado del servidor y no pueda ser modificada por el usuario.</text:p>
      <text:p text:style-name="Standard">- En caso de que al llegar al controlador, cualquier otro tipo de validacion se nos escape, si el controlador llega a lanzar una excepcion, en vez de crashear el sistema, el mismo devolvera a traves del modal un mensaje informando que alguno de los datos es erroneo o que no tiene el formato correct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Funcionamiento:</text:p>
      <text:p text:style-name="Standard">-La vista no contiene funcionalidad, es puro código HTML. De esta manera evitamos mezclar la misma con código Javascript. El comportamiento de la vista esta ubicado en un Javascript externo en el path (/js/js.js). En el se encuentran varios EventListeners que detectan cambios en los Selects e Inputs a traves de los cuales validamos los datos, y ademas al presionar el boton de enviar <text:s/>se envía una request AJAX con un numero de validación y la información requerida al servidor para realizar la operación correspondiente. El controlador recibe la request y según el codigo de validacion recibido el controlador decide a que operación derivar. Por ejemplo si se selecciona la operación carga se solicita al servidor el listado de Lectores de carga y se inserta este listado en el Select apropiado para luego ser mostrado al usuario junto con el input de MONTO. A continuación un código de muestra:</text:p>
      <text:p text:style-name="Standard"/>
      <text:p text:style-name="P14"><text:span text:style-name="T2">$(</text:span><text:span text:style-name="T7">'#tipotransaccion'</text:span><text:span text:style-name="T2">).on(</text:span><text:span text:style-name="T7">'change'</text:span><text:span text:style-name="T2">, </text:span><text:span text:style-name="T8">function</text:span><text:span text:style-name="T2">() {</text:span></text:p>
      <text:p text:style-name="P15"/>
      <text:p text:style-name="P14"><text:span text:style-name="T2"><text:tab/>v = </text:span><text:span text:style-name="T8">this</text:span><text:span text:style-name="T2">.value;</text:span></text:p>
      <text:p text:style-name="P14"><text:span text:style-name="T2"><text:tab/></text:span><text:span text:style-name="T10">//console.log('Change CON </text:span><text:span text:style-name="T11">ajax</text:span><text:span text:style-name="T10"> - v = ' + v);</text:span></text:p>
      <text:p text:style-name="P14"><text:span text:style-name="T2"><text:tab/></text:span><text:span text:style-name="T8">if</text:span><text:span text:style-name="T2">(v == 1){</text:span></text:p>
      <text:p text:style-name="P14"><text:span text:style-name="T2"><text:tab/><text:tab/></text:span><text:span text:style-name="T8">var</text:span><text:span text:style-name="T2"> data = {</text:span></text:p>
      <text:p text:style-name="P14"><text:span text:style-name="T2"><text:tab/><text:tab/><text:tab/>nroValidacion : 2</text:span></text:p>
      <text:p text:style-name="P14"><text:span text:style-name="T2"><text:tab/><text:tab/><text:tab/>}</text:span></text:p>
      <text:p text:style-name="P14"><text:span text:style-name="T2"><text:tab/><text:tab/>$.ajax({</text:span></text:p>
      <text:p text:style-name="P14"><text:span text:style-name="T2"><text:tab/><text:tab/><text:tab/>method: </text:span><text:span text:style-name="T7">"POST"</text:span><text:span text:style-name="T2">,</text:span></text:p>
      <text:p text:style-name="P14"><text:span text:style-name="T2"><text:tab/><text:tab/><text:tab/>url: URL_INGRESAR_FICHADA,</text:span></text:p>
      <text:p text:style-name="P14"><text:span text:style-name="T2"><text:tab/><text:tab/><text:tab/>data: data,</text:span></text:p>
      <text:p text:style-name="P14"><text:span text:style-name="T2"><text:tab/><text:tab/><text:tab/>async: </text:span><text:span text:style-name="T8">false</text:span></text:p>
      <text:p text:style-name="P14"><text:span text:style-name="T2"><text:tab/><text:tab/>}).done(</text:span><text:span text:style-name="T8">function</text:span><text:span text:style-name="T2">(data){</text:span></text:p>
      <text:p text:style-name="P14"><text:span text:style-name="T2"><text:tab/><text:tab/><text:tab/>actualizarSelect($(</text:span><text:span text:style-name="T7">'#lectora'</text:span><text:span text:style-name="T2">), data);</text:span></text:p>
      <text:p text:style-name="P14"><text:span text:style-name="T2"><text:tab/><text:tab/><text:tab/>$(</text:span><text:span text:style-name="T7">'#divmonto'</text:span><text:span text:style-name="T2">).show();</text:span></text:p>
      <text:p text:style-name="P14"><text:span text:style-name="T2"><text:tab/><text:tab/>}).fail( </text:span><text:span text:style-name="T8">function</text:span><text:span text:style-name="T2">(xhr, textStatus, errorThrown) {</text:span></text:p>
      <text:p text:style-name="P14"><text:span text:style-name="T2"><text:tab/><text:tab/><text:tab/></text:span><text:span text:style-name="T9">//alert("Error </text:span><text:span text:style-name="T12">al</text:span><text:span text:style-name="T9"> </text:span><text:span text:style-name="T12">devolver</text:span><text:span text:style-name="T9"> AJAX. </text:span><text:span text:style-name="T11">Mensaje</text:span><text:span text:style-name="T10"> : " + xhr.responseText);</text:span></text:p>
      <text:p text:style-name="P14"><text:span text:style-name="T2"><text:tab/><text:tab/><text:tab/>$(</text:span><text:span text:style-name="T7">'#headerModal'</text:span><text:span text:style-name="T2">).html(</text:span><text:span text:style-name="T7">'Ups! </text:span><text:span text:style-name="T6">Algo salio mal!'</text:span><text:span text:style-name="T1">);</text:span></text:p>
      <text:p text:style-name="P14"><text:span text:style-name="T1"><text:tab/><text:tab/><text:tab/>$(</text:span><text:span text:style-name="T6">'#pModal'</text:span><text:span text:style-name="T1">).html(xhr.responseText);</text:span></text:p>
      <text:p text:style-name="P14"><text:span text:style-name="T1"><text:tab/><text:tab/> <text:s text:c="3"/><text:tab/>$(</text:span><text:span text:style-name="T6">'#footerModal'</text:span><text:span text:style-name="T1">).modal(</text:span><text:span text:style-name="T6">'open'</text:span><text:span text:style-name="T1">);</text:span></text:p>
      <text:p text:style-name="P14"><text:span text:style-name="T1"><text:tab/><text:tab/>})</text:span></text:p>
      <text:p text:style-name="Standard"><text:span text:style-name="T1"><text:tab/>}</text:span></text:p>
      <text:p text:style-name="Standard"><text:span text:style-name="T5">})</text:span></text:p>
      <text:p text:style-name="P1"/>
      <text:p text:style-name="Standard"><text:span text:style-name="T13"><text:s text:c="2"/>Una vez completados todos los datos y haciendo click en botón ENVIAR se recolectan los datos necesarios para enviar al controlador por AJAX. </text:span></text:p>
      <text:p text:style-name="Standard"><text:span text:style-name="T13">En el controlador se recibe el número de validación y dependiendo el valor de este numero se procede a solicitar información o a enviarla para procesar la fichada. En cada caso se parsea la información devuelta por el modelo en formato HTML que se insertara en la vista o se usara para devolver información al usuario.</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s" fo:country="AR"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17in" style:writing-mode="page"/>
      <style:text-properties style:use-window-font-color="true" style:font-name="Calibri" fo:font-size="11pt" fo:language="es" fo:country="A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4t3C0c1d0</meta:initial-creator>
    <dc:creator>Martín Rios</dc:creator>
    <meta:editing-cycles>12</meta:editing-cycles>
    <meta:creation-date>2018-05-31T01:23:00</meta:creation-date>
    <dc:date>2018-05-30T23:20:37.48</dc:date>
    <meta:editing-duration>PT13M31S</meta:editing-duration>
    <meta:generator>OpenOffice/4.0.1$Win32 OpenOffice.org_project/401m5$Build-9714</meta:generator>
    <meta:document-statistic meta:table-count="0" meta:image-count="0" meta:object-count="0" meta:page-count="3" meta:paragraph-count="50" meta:word-count="767" meta:character-count="46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